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578000004B05588F8A6.png"/>
  <manifest:file-entry manifest:media-type="image/png" manifest:full-path="Pictures/1000020100000190000002582A1EA020.png"/>
  <manifest:file-entry manifest:media-type="image/png" manifest:full-path="Pictures/100002010000019000000258E5029029.png"/>
  <manifest:file-entry manifest:media-type="image/png" manifest:full-path="Pictures/1000020100000190000002589B52AD28.png"/>
  <manifest:file-entry manifest:media-type="image/png" manifest:full-path="Pictures/100002010000019000000258327DC75E.png"/>
  <manifest:file-entry manifest:media-type="image/png" manifest:full-path="Pictures/1000020100000190000002588D114DE6.png"/>
  <manifest:file-entry manifest:media-type="image/png" manifest:full-path="Pictures/1000020100000190000002581B39943F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image/png" manifest:full-path="Thumbnails/thumbnail.png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12/settings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5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5/content.xml"/>
  <manifest:file-entry manifest:media-type="text/xml" manifest:full-path="Object 15/setting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ettings.xml"/>
  <manifest:file-entry manifest:media-type="text/xml" manifest:full-path="Object 20/settings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application/vnd.oasis.opendocument.formula" manifest:version="1.2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ole-draw-aspect="1"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solid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8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677cm" svg:height="0.522cm" svg:x="11.57cm" svg:y="2.641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1.662cm" svg:height="0.522cm" svg:x="14.989cm" svg:y="2.63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line draw:style-name="gr3" draw:text-style-name="P1" draw:layer="layout" svg:x1="7.933cm" svg:y1="3.215cm" svg:x2="10.038cm" svg:y2="3.223cm">
          <text:p/>
        </draw:line>
        <draw:frame draw:style-name="gr4" draw:text-style-name="P2" draw:layer="layout" svg:width="2.581cm" svg:height="1.433cm" svg:x="7.674cm" svg:y="2.425cm">
          <draw:text-box>
            <text:p text:style-name="P1"><text:span text:style-name="T1">Classification</text:span></text:p>
            <text:p text:style-name="P1"><text:span text:style-name="T1"/></text:p>
            <text:p text:style-name="P1"><text:span text:style-name="T1">Tree</text:span></text:p>
          </draw:text-box>
        </draw:frame>
        <draw:circle draw:style-name="gr5" draw:text-style-name="P1" xml:id="id3" draw:id="id3" draw:layer="layout" svg:width="0.762cm" svg:height="0.762cm" svg:x="13.664cm" svg:y="2.867cm">
          <text:p/>
        </draw:circle>
        <draw:circle draw:style-name="gr5" draw:text-style-name="P1" xml:id="id4" draw:id="id4" draw:layer="layout" svg:width="0.762cm" svg:height="0.762cm" svg:x="10.489cm" svg:y="4.772cm">
          <text:p/>
        </draw:circle>
        <draw:circle draw:style-name="gr5" draw:text-style-name="P1" xml:id="id8" draw:id="id8" draw:layer="layout" svg:width="0.762cm" svg:height="0.762cm" svg:x="9.119cm" svg:y="6.677cm">
          <text:p/>
        </draw:circle>
        <draw:frame draw:style-name="gr6" draw:text-style-name="P1" draw:layer="layout" svg:width="1.272cm" svg:height="1.907cm" svg:x="8.25cm" svg:y="9.342cm">
          <draw:image xlink:href="Pictures/1000020100000190000002581B39943F.png" xlink:type="simple" xlink:show="embed" xlink:actuate="onLoad">
            <text:p/>
          </draw:image>
        </draw:frame>
        <draw:circle draw:style-name="gr7" draw:text-style-name="P1" xml:id="id10" draw:id="id10" draw:layer="layout" svg:width="0.762cm" svg:height="0.762cm" svg:x="7.849cm" svg:y="8.582cm">
          <text:p text:style-name="P1">1</text:p>
        </draw:circle>
        <draw:frame draw:style-name="gr6" draw:text-style-name="P1" draw:layer="layout" svg:width="1.272cm" svg:height="1.907cm" svg:x="11.004cm" svg:y="9.354cm">
          <draw:image xlink:href="Pictures/1000020100000190000002589B52AD28.png" xlink:type="simple" xlink:show="embed" xlink:actuate="onLoad">
            <text:p/>
          </draw:image>
        </draw:frame>
        <draw:circle draw:style-name="gr7" draw:text-style-name="P1" xml:id="id9" draw:id="id9" draw:layer="layout" svg:width="0.762cm" svg:height="0.762cm" svg:x="10.389cm" svg:y="8.582cm">
          <text:p text:style-name="P1">4</text:p>
        </draw:circle>
        <draw:frame draw:style-name="gr6" draw:text-style-name="P1" draw:layer="layout" svg:width="1.272cm" svg:height="1.907cm" svg:x="12.271cm" svg:y="7.44cm">
          <draw:image xlink:href="Pictures/1000020100000190000002588D114DE6.png" xlink:type="simple" xlink:show="embed" xlink:actuate="onLoad">
            <text:p/>
          </draw:image>
        </draw:frame>
        <draw:circle draw:style-name="gr7" draw:text-style-name="P1" xml:id="id7" draw:id="id7" draw:layer="layout" svg:width="0.762cm" svg:height="0.762cm" svg:x="11.859cm" svg:y="6.677cm">
          <text:p text:style-name="P1">3</text:p>
        </draw:circle>
        <draw:circle draw:style-name="gr5" draw:text-style-name="P1" xml:id="id1" draw:id="id1" draw:layer="layout" svg:width="0.762cm" svg:height="0.762cm" svg:x="16.839cm" svg:y="4.772cm">
          <text:p/>
        </draw:circle>
        <draw:circle draw:style-name="gr5" draw:text-style-name="P1" xml:id="id5" draw:id="id5" draw:layer="layout" svg:width="0.762cm" svg:height="0.762cm" svg:x="15.469cm" svg:y="6.677cm">
          <text:p/>
        </draw:circle>
        <draw:frame draw:style-name="gr6" draw:text-style-name="P1" draw:layer="layout" svg:width="1.272cm" svg:height="1.907cm" svg:x="18.622cm" svg:y="7.437cm">
          <draw:image xlink:href="Pictures/100002010000019000000258327DC75E.png" xlink:type="simple" xlink:show="embed" xlink:actuate="onLoad">
            <text:p/>
          </draw:image>
        </draw:frame>
        <draw:circle draw:style-name="gr7" draw:text-style-name="P1" xml:id="id2" draw:id="id2" draw:layer="layout" svg:width="0.762cm" svg:height="0.762cm" svg:x="18.209cm" svg:y="6.677cm">
          <text:p text:style-name="P1">5</text:p>
        </draw:circle>
        <draw:frame draw:style-name="gr6" draw:text-style-name="P1" draw:layer="layout" svg:width="1.272cm" svg:height="1.907cm" svg:x="14.606cm" svg:y="9.342cm">
          <draw:image xlink:href="Pictures/100002010000019000000258E5029029.png" xlink:type="simple" xlink:show="embed" xlink:actuate="onLoad">
            <text:p/>
          </draw:image>
        </draw:frame>
        <draw:circle draw:style-name="gr7" draw:text-style-name="P1" xml:id="id11" draw:id="id11" draw:layer="layout" svg:width="0.762cm" svg:height="0.762cm" svg:x="14.199cm" svg:y="8.582cm">
          <text:p text:style-name="P1">2</text:p>
        </draw:circle>
        <draw:frame draw:style-name="gr6" draw:text-style-name="P1" draw:layer="layout" svg:width="1.272cm" svg:height="1.907cm" svg:x="17.352cm" svg:y="9.335cm">
          <draw:image xlink:href="Pictures/1000020100000190000002582A1EA020.png" xlink:type="simple" xlink:show="embed" xlink:actuate="onLoad">
            <text:p/>
          </draw:image>
        </draw:frame>
        <draw:circle draw:style-name="gr7" draw:text-style-name="P1" xml:id="id6" draw:id="id6" draw:layer="layout" svg:width="0.762cm" svg:height="0.762cm" svg:x="16.939cm" svg:y="8.582cm">
          <text:p text:style-name="P1">6</text:p>
        </draw:circle>
        <draw:connector draw:style-name="gr8" draw:text-style-name="P1" draw:layer="layout" svg:x1="17.601cm" svg:y1="5.153cm" svg:x2="18.59cm" svg:y2="6.677cm" draw:start-shape="id1" draw:start-glue-point="1" draw:end-shape="id2" svg:d="M17601 5153h989v1524">
          <text:p/>
        </draw:connector>
        <draw:connector draw:style-name="gr8" draw:text-style-name="P1" draw:layer="layout" svg:x1="14.426cm" svg:y1="3.248cm" svg:x2="17.22cm" svg:y2="4.772cm" draw:start-shape="id3" draw:start-glue-point="1" draw:end-shape="id1" draw:end-glue-point="0" svg:d="M14426 3248h2794v1524">
          <text:p/>
        </draw:connector>
        <draw:connector draw:style-name="gr8" draw:text-style-name="P1" draw:layer="layout" svg:x1="13.664cm" svg:y1="3.248cm" svg:x2="10.87cm" svg:y2="4.772cm" draw:start-shape="id3" draw:start-glue-point="3" draw:end-shape="id4" draw:end-glue-point="0" svg:d="M13664 3248h-2794v1524">
          <text:p/>
        </draw:connector>
        <draw:connector draw:style-name="gr8" draw:text-style-name="P1" draw:layer="layout" svg:x1="16.839cm" svg:y1="5.153cm" svg:x2="15.85cm" svg:y2="6.677cm" draw:start-shape="id1" draw:start-glue-point="3" draw:end-shape="id5" draw:end-glue-point="0" svg:d="M16839 5153h-989v1524">
          <text:p/>
        </draw:connector>
        <draw:connector draw:style-name="gr8" draw:text-style-name="P1" draw:layer="layout" svg:x1="16.231cm" svg:y1="7.058cm" svg:x2="17.32cm" svg:y2="8.582cm" draw:start-shape="id5" draw:start-glue-point="1" draw:end-shape="id6" draw:end-glue-point="0" svg:d="M16231 7058h1089v1524">
          <text:p/>
        </draw:connector>
        <draw:connector draw:style-name="gr8" draw:text-style-name="P1" draw:layer="layout" svg:x1="11.251cm" svg:y1="5.153cm" svg:x2="12.24cm" svg:y2="6.677cm" draw:start-shape="id4" draw:start-glue-point="1" draw:end-shape="id7" draw:end-glue-point="0" svg:d="M11251 5153h989v1524">
          <text:p/>
        </draw:connector>
        <draw:connector draw:style-name="gr8" draw:text-style-name="P1" draw:layer="layout" svg:x1="10.489cm" svg:y1="5.153cm" svg:x2="9.5cm" svg:y2="6.677cm" draw:start-shape="id4" draw:start-glue-point="3" draw:end-shape="id8" svg:d="M10489 5153h-989v1524">
          <text:p/>
        </draw:connector>
        <draw:connector draw:style-name="gr8" draw:text-style-name="P1" draw:layer="layout" svg:x1="9.881cm" svg:y1="7.058cm" svg:x2="10.77cm" svg:y2="8.582cm" draw:start-shape="id8" draw:start-glue-point="1" draw:end-shape="id9" svg:d="M9881 7058h889v1524">
          <text:p/>
        </draw:connector>
        <draw:connector draw:style-name="gr8" draw:text-style-name="P1" draw:layer="layout" svg:x1="9.119cm" svg:y1="7.058cm" svg:x2="8.23cm" svg:y2="8.582cm" draw:start-shape="id8" draw:start-glue-point="3" draw:end-shape="id10" svg:d="M9119 7058h-889v1524">
          <text:p/>
        </draw:connector>
        <draw:connector draw:style-name="gr8" draw:text-style-name="P1" draw:layer="layout" svg:x1="15.469cm" svg:y1="7.058cm" svg:x2="14.58cm" svg:y2="8.582cm" draw:start-shape="id5" draw:start-glue-point="3" draw:end-shape="id11" svg:d="M15469 7058h-889v1524">
          <text:p/>
        </draw:connector>
        <draw:frame draw:style-name="gr2" draw:text-style-name="P1" draw:layer="layout" svg:width="1.669cm" svg:height="0.522cm" svg:x="8.849cm" svg:y="4.60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1.666cm" svg:height="0.522cm" svg:x="11.328cm" svg:y="4.618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1.979cm" svg:height="0.522cm" svg:x="9.833cm" svg:y="6.474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1" draw:layer="layout" svg:width="1.677cm" svg:height="0.522cm" svg:x="15.088cm" svg:y="4.618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1" draw:layer="layout" svg:width="1.672cm" svg:height="0.522cm" svg:x="17.678cm" svg:y="4.618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1" draw:layer="layout" svg:width="1.971cm" svg:height="0.522cm" svg:x="13.538cm" svg:y="6.472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" draw:text-style-name="P1" draw:layer="layout" svg:width="1.953cm" svg:height="0.522cm" svg:x="16.205cm" svg:y="6.472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" draw:text-style-name="P1" draw:layer="layout" svg:width="1.979cm" svg:height="0.522cm" svg:x="7.27cm" svg:y="6.48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9" draw:text-style-name="P1" draw:layer="layout" svg:width="7.62cm" svg:height="6.655cm" svg:x="0.097cm" svg:y="0.099cm">
          <draw:image xlink:href="Pictures/1000020100000578000004B05588F8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5T12:22:05</dc:date>
    <dc:creator>Udaya Kogalur</dc:creator>
    <meta:editing-duration>P19DT8H30M35S</meta:editing-duration>
    <meta:editing-cycles>65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40"/>
  </office:meta>
</office:document-meta>
</file>

<file path=Object 11/content.xml><?xml version="1.0" encoding="utf-8"?>
<math xmlns="http://www.w3.org/1998/Math/MathML">
  <semantics>
    <mrow>
      <mrow>
        <msub>
          <mi>x</mi>
          <mn>2</mn>
        </msub>
        <mo stretchy="false">⩽</mo>
        <mn>0.59</mn>
      </mrow>
    </mrow>
    <annotation encoding="StarMath 5.0">x_2 leslant 0.59 </annotation>
  </semantics>
</math>
</file>

<file path=Object 12/content.xml><?xml version="1.0" encoding="utf-8"?>
<math xmlns="http://www.w3.org/1998/Math/MathML">
  <semantics>
    <mrow>
      <mrow>
        <msub>
          <mi>x</mi>
          <mn>2</mn>
        </msub>
        <mo stretchy="false">&gt;</mo>
        <mn>0.59</mn>
      </mrow>
    </mrow>
    <annotation encoding="StarMath 5.0">x_2 &gt; 0.59 </annotation>
  </semantics>
</math>
</file>

<file path=Object 13/content.xml><?xml version="1.0" encoding="utf-8"?>
<math xmlns="http://www.w3.org/1998/Math/MathML">
  <semantics>
    <mrow>
      <mrow>
        <msub>
          <mi>x</mi>
          <mn>1</mn>
        </msub>
        <mo stretchy="false">⩽</mo>
        <mn>0.77</mn>
      </mrow>
    </mrow>
    <annotation encoding="StarMath 5.0">x_1 leslant 0.77</annotation>
  </semantics>
</math>
</file>

<file path=Object 14/content.xml><?xml version="1.0" encoding="utf-8"?>
<math xmlns="http://www.w3.org/1998/Math/MathML">
  <semantics>
    <mrow>
      <mrow>
        <msub>
          <mi>x</mi>
          <mn>1</mn>
        </msub>
        <mo stretchy="false">&gt;</mo>
        <mn>0.77</mn>
      </mrow>
    </mrow>
    <annotation encoding="StarMath 5.0">x_1 &gt; 0.77</annotation>
  </semantics>
</math>
</file>

<file path=Object 15/content.xml><?xml version="1.0" encoding="utf-8"?>
<math xmlns="http://www.w3.org/1998/Math/MathML">
  <semantics>
    <mrow>
      <mrow>
        <msub>
          <mi>x</mi>
          <mn>1</mn>
        </msub>
        <mo stretchy="false">⩽</mo>
        <mrow>
          <mo stretchy="false">−</mo>
          <mn>0.79</mn>
        </mrow>
      </mrow>
    </mrow>
    <annotation encoding="StarMath 5.0">x_1 leslant -0.79</annotation>
  </semantics>
</math>
</file>

<file path=Object 16/content.xml><?xml version="1.0" encoding="utf-8"?>
<math xmlns="http://www.w3.org/1998/Math/MathML">
  <semantics>
    <mrow>
      <mrow>
        <msub>
          <mi>x</mi>
          <mn>1</mn>
        </msub>
        <mo stretchy="false">&gt;</mo>
        <mrow>
          <mo stretchy="false">−</mo>
          <mn>0.79</mn>
        </mrow>
      </mrow>
    </mrow>
    <annotation encoding="StarMath 5.0">x_1 &gt; -0.79</annotation>
  </semantics>
</math>
</file>

<file path=Object 17/content.xml><?xml version="1.0" encoding="utf-8"?>
<math xmlns="http://www.w3.org/1998/Math/MathML">
  <semantics>
    <mrow>
      <mrow>
        <msub>
          <mi>x</mi>
          <mn>2</mn>
        </msub>
        <mo stretchy="false">⩽</mo>
        <mn>0.97</mn>
      </mrow>
    </mrow>
    <annotation encoding="StarMath 5.0">x_2 leslant 0.97</annotation>
  </semantics>
</math>
</file>

<file path=Object 18/content.xml><?xml version="1.0" encoding="utf-8"?>
<math xmlns="http://www.w3.org/1998/Math/MathML">
  <semantics>
    <mrow>
      <mrow>
        <msub>
          <mi>x</mi>
          <mn>2</mn>
        </msub>
        <mo stretchy="false">&gt;</mo>
        <mn>0.97</mn>
      </mrow>
    </mrow>
    <annotation encoding="StarMath 5.0">x_2 &gt; 0.97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⩽</mo>
        <mrow>
          <mo stretchy="false">−</mo>
          <mn>1.04</mn>
        </mrow>
      </mrow>
    </mrow>
    <annotation encoding="StarMath 5.0">x_1 leslant -1.04</annotation>
  </semantics>
</math>
</file>

<file path=Object 20/content.xml><?xml version="1.0" encoding="utf-8"?>
<math xmlns="http://www.w3.org/1998/Math/MathML">
  <semantics>
    <mrow>
      <mrow>
        <msub>
          <mi>x</mi>
          <mn>1</mn>
        </msub>
        <mo stretchy="false">&gt;</mo>
        <mrow>
          <mo stretchy="false">−</mo>
          <mn>1.04</mn>
        </mrow>
      </mrow>
    </mrow>
    <annotation encoding="StarMath 5.0">x_1 &gt; -1.04</annotation>
  </semantics>
</math>
</file>